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text-properties officeooo:rsid="00447ff1" officeooo:paragraph-rsid="00447ff1"/>
    </style:style>
    <style:style style:name="P18" style:family="paragraph" style:parent-style-name="List_20_Paragraph">
      <style:paragraph-properties fo:margin-left="5.08cm" fo:margin-right="0cm" fo:text-indent="0cm" style:auto-text-indent="false"/>
    </style:style>
    <style:style style:name="P19" style:family="paragraph" style:parent-style-name="List_20_Paragraph">
      <style:paragraph-properties fo:margin-left="1.97cm" fo:margin-right="0cm" fo:text-indent="0cm" style:auto-text-indent="false"/>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officeooo:paragraph-rsid="002fbb77"/>
    </style:style>
    <style:style style:name="P22" style:family="paragraph" style:parent-style-name="List_20_Paragraph">
      <style:paragraph-properties fo:margin-left="0cm" fo:margin-right="0cm" fo:text-indent="0cm" style:auto-text-indent="false"/>
      <style:text-properties officeooo:rsid="002fbb77" officeooo:paragraph-rsid="002fbb77"/>
    </style:style>
    <style:style style:name="P23" style:family="paragraph" style:parent-style-name="List_20_Paragraph">
      <style:paragraph-properties fo:margin-left="0cm" fo:margin-right="0cm" fo:text-indent="0cm" style:auto-text-indent="false"/>
      <style:text-properties officeooo:rsid="003c08ef" officeooo:paragraph-rsid="003c08ef"/>
    </style:style>
    <style:style style:name="P24"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5"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6" style:family="paragraph" style:parent-style-name="List_20_Paragraph">
      <style:paragraph-properties fo:margin-left="0cm" fo:margin-right="0cm" fo:text-indent="0cm" style:auto-text-indent="false"/>
      <style:text-properties officeooo:rsid="00447ff1" officeooo:paragraph-rsid="00447ff1"/>
    </style:style>
    <style:style style:name="P27" style:family="paragraph" style:parent-style-name="Standard_20__28_user_29_">
      <style:paragraph-properties fo:margin-left="0cm" fo:margin-right="0cm" fo:text-indent="0cm" style:auto-text-indent="false"/>
      <style:text-properties officeooo:paragraph-rsid="0032744a"/>
    </style:style>
    <style:style style:name="P28" style:family="paragraph" style:parent-style-name="Standard_20__28_user_29_">
      <style:paragraph-properties fo:margin-left="0cm" fo:margin-right="0cm" fo:text-indent="0cm" style:auto-text-indent="false"/>
      <style:text-properties officeooo:paragraph-rsid="00347251"/>
    </style:style>
    <style:style style:name="P29" style:family="paragraph" style:parent-style-name="HTML_20_Preformatted">
      <loext:graphic-properties draw:fill="solid" draw:fill-color="#ffffff"/>
      <style:paragraph-properties fo:background-color="#ffffff" style:vertical-align="baseline"/>
    </style:style>
    <style:style style:name="P30"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31" style:family="paragraph" style:parent-style-name="HTML_20_Preformatted">
      <loext:graphic-properties draw:fill="solid" draw:fill-color="#ffffff"/>
      <style:paragraph-properties fo:background-color="#ffffff" style:vertical-align="baseline"/>
      <style:text-properties style:font-name="Calibri2"/>
    </style:style>
    <style:style style:name="P32" style:family="paragraph" style:parent-style-name="Standard_20__28_user_29_">
      <style:text-properties style:text-position="super 58%"/>
    </style:style>
    <style:style style:name="P33" style:family="paragraph" style:parent-style-name="Standard_20__28_user_29_">
      <style:text-properties fo:font-weight="bold" style:font-weight-asian="bold" style:font-weight-complex="bold"/>
    </style:style>
    <style:style style:name="P34" style:family="paragraph" style:parent-style-name="Standard_20__28_user_29_">
      <style:text-properties officeooo:rsid="00455a45" officeooo:paragraph-rsid="00455a45"/>
    </style:style>
    <style:style style:name="P35" style:family="paragraph" style:parent-style-name="Heading_20_1" style:master-page-name="Standard">
      <style:paragraph-properties fo:margin-top="0.847cm" fo:margin-bottom="0cm" loext:contextual-spacing="false" style:page-number="auto"/>
    </style:style>
    <style:style style:name="P36" style:family="paragraph" style:parent-style-name="List_20_Paragraph" style:list-style-name="WWNum1"/>
    <style:style style:name="P37" style:family="paragraph" style:parent-style-name="List_20_Paragraph" style:list-style-name="WWNum3"/>
    <style:style style:name="P38" style:family="paragraph" style:parent-style-name="List_20_Paragraph" style:list-style-name="WWNum4"/>
    <style:style style:name="P39" style:family="paragraph" style:parent-style-name="List_20_Paragraph">
      <style:text-properties officeooo:rsid="004d1640" officeooo:paragraph-rsid="004d1640"/>
    </style:style>
    <style:style style:name="P40"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style:style style:name="T23" style:family="text">
      <style:text-properties officeooo:rsid="00484d11"/>
    </style:style>
    <style:style style:name="T24" style:family="text">
      <style:text-properties officeooo:rsid="004964c6"/>
    </style:style>
    <style:style style:name="T25" style:family="text">
      <style:text-properties officeooo:rsid="004d16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Assignments on variables expressions and statements</text:h>
      <text:list xml:id="list2616567297" text:style-name="WWNum1">
        <text:list-item>
          <text:p text:style-name="P3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20"><text:s text:c="5"/>2.take temperature from the user and convert foreign heat -&gt; Celsius.</text:p>
      <text:p text:style-name="P20"><text:s text:c="5"/>3.take temperature from the user and convert Celsius → foreign heat.</text:p>
      <text:p text:style-name="P20"><text:s text:c="4"/>4.take four number from the user <text:span text:style-name="T23">(variables name it as x1,x2,x3,x4)</text:span></text:p>
      <text:p text:style-name="List_20_Paragraph"><text:s/>Do the below operations</text:p>
      <text:p text:style-name="List_20_Paragraph"><text:s/>(<text:span text:style-name="T23">x1</text:span>+<text:span text:style-name="T23">x2</text:span>)**2, (<text:span text:style-name="T23">x3</text:span>+<text:span text:style-name="T23">x4</text:span>)**3</text:p>
      <text:p text:style-name="List_20_Paragraph">variance</text:p>
      <text:p text:style-name="List_20_Paragraph">standard deviation: sqrt(variance): <text:s/>User math module. Math.sqrt(variance)</text:p>
      <text:p text:style-name="List_20_Paragraph">Regression</text:p>
      <text:p text:style-name="List_20_Paragraph"><text:tab/>y=mx+<text:span text:style-name="T23">b</text:span></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20"><text:s text:c="3"/>5.Take the distance in km</text:p>
      <text:p text:style-name="Standard_20__28_user_29_"><text:s text:c="4"/><text:tab/>Show that in cm, meters, in milli meters, cents, feets, <text:span text:style-name="T24">yards</text:span></text:p>
      <text:p text:style-name="P20"><text:s text:c="3"/>6.Take the size of your hard disk in GB</text:p>
      <text:p text:style-name="Standard_20__28_user_29_"><text:s text:c="5"/><text:tab/>Show that in MB, KB, TB, PB</text:p>
      <text:p text:style-name="Standard_20__28_user_29_"><text:s text:c="3"/>7. <text:s/>Take name, age, height from the user and print like below</text:p>
      <text:p text:style-name="Standard_20__28_user_29_">The details of the person: Name:name of the person, Age:age of the person, Height:height of the person</text:p>
      <text:p text:style-name="Standard_20__28_user_29_"><text:soft-page-break/>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2">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17.code to perform mathematical operations. take two numbers from the user and show the below menu</text:p>
      <text:p text:style-name="List_20_Paragraph"><text:soft-page-break/><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 text:c="4"/><text:tab/>2. Voting system: 18 for men and women</text:p>
      <text:p text:style-name="P2"><text:soft-page-break/><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20"><text:span text:style-name="T11">24.</text:span>Given an age, figure out whether someone's a baby, toddler, child, teenager, adult or old codger.</text:p>
      <text:p text:style-name="P20"><text:span text:style-name="T11">25.</text:span>Take two number a,b from the user and check whether a is divisible by b or not</text:p>
      <text:p text:style-name="P23">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 <text:span text:style-name="T25">of give string</text:span>.</text:p>
      <text:p text:style-name="P39">For example:”apple,orange,apple,grape,orange,apple,apple,orange”</text:p>
      <text:p text:style-name="P39">source: “apple”</text:p>
      <text:p text:style-name="P39">last occurances: 2</text:p>
      <text:p text:style-name="P39">replace with: APPLE</text:p>
      <text:p text:style-name="P39">output:”apple,orange,apple,grape,orange,APPLE,APPLE,orange”</text:p>
      <text:p text:style-name="List_20_Paragraph"/>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oft-page-break/><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oft-page-break/><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text:soft-page-break/>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9"><text:span text:style-name="T13"><text:s text:c="10"/>62</text:span><text:span text:style-name="T12">.Input: abc123,#$45def6%$^789$%^, output: </text:span><text:span text:style-name="T4">$%^987%$^6fed54,#$321cba</text:span></text:p>
      <text:p text:style-name="P31"><text:span text:style-name="T3"><text:s text:c="9"/>63</text:span><text:span text:style-name="T2">.Input:</text:span> <text:span text:style-name="T2">abc123,#$45def6%$^789$%^, output: 9876fe,#$d54321%$^cba$%^</text:span></text:p>
      <text:p text:style-name="P31"><text:span text:style-name="T3"><text:s text:c="9"/>64</text:span><text:span text:style-name="T2">.</text:span>Inout: <text:span text:style-name="T2">"123,#$456%$^789$%^", Output: </text:span><text:bookmark text:name="_GoBack"/><text:span text:style-name="T2">321,#$654%$^987$%^</text:span></text:p>
      <text:p text:style-name="P30"/>
      <text:p text:style-name="P18"/>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20"><text:span text:style-name="T5"><text:tab/></text:span><text:span text:style-name="T7">65a</text:span><text:span text:style-name="T6">. </text:span>rewrite above assignments by functions. Can use string functions to solve the string related assignments</text:p>
      <text:p text:style-name="P20"><text:s text:c="11"/><text:span text:style-name="T16">65 b. write a function to check given value is even or not</text:span></text:p>
      <text:p text:style-name="P22"><text:tab/>65 c. write a function to check given value is prime or not</text:p>
      <text:p text:style-name="P21"><text:tab/><text:span text:style-name="T16">65 d. write a function to check given 2 values are <text:s/>divisible or not</text:span></text:p>
      <text:p text:style-name="P21"><text:s text:c="11"/></text:p>
      <text:p text:style-name="P6">STRINGS</text:p>
      <text:p text:style-name="List_20_Paragraph"><text:span text:style-name="T14">66. </text:span>take a number from the user and check whether it is prime?</text:p>
      <text:p text:style-name="List_20_Paragraph"><text:soft-page-break/><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9"/>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oft-page-break/><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text:soft-page-break/></text:p>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oft-page-break/><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17">125: take total parameters, out of which few are optional and few are mandatory. Take some parameters from the user and check whether the user given all the mandatory paramerters or not.</text:p>
      <text:p text:style-name="P17">For example: to insert person details</text:p>
      <text:p text:style-name="P17">Total parameters: name,age,height,pan,cell,adhar,passport</text:p>
      <text:p text:style-name="P17">mandatory: name,cell,adhar</text:p>
      <text:p text:style-name="P26"><text:tab/>if the user given: name,adhar,passport then you need to print cell is mandatory parameter</text:p>
      <text:p text:style-name="P26">if the user given: name,cell,adhar,passport then you need to print ok </text:p>
      <text:p text:style-name="P26">if the user given: adhar,passport then you need to print cell,name are mandatory parameter</text:p>
      <text:p text:style-name="List_20_Paragraph">STRINGS</text:p>
      <text:p text:style-name="P3">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20">116. take the number of employees count from the user and ask the inputs required for the bmi for each and every person. The result should be like below</text:p>
      <text:p text:style-name="P20">empid:{“weight:”,”height”:,”age”:,”bmi”:0.9,”result”:”+ve”}</text:p>
      <text:p text:style-name="P24">Modules:</text:p>
      <text:p text:style-name="P25"><text:span text:style-name="T21">117. </text:span>CRM: app.py(define a menu: 1.meetings, 2. customer, 3. quit</text:p>
      <text:p text:style-name="P25"><text:soft-page-break/>1:</text:p>
      <text:p text:style-name="P25"><text:s text:c="4"/>a. create meeting</text:p>
      <text:p text:style-name="P25"><text:s text:c="4"/>b. update meeting</text:p>
      <text:p text:style-name="P25"><text:s text:c="4"/>c. delete meeting</text:p>
      <text:p text:style-name="P25"><text:s text:c="4"/>d. get the meeting</text:p>
      <text:p text:style-name="P25"><text:s text:c="2"/>2:</text:p>
      <text:p text:style-name="P25"><text:s text:c="2"/><text:tab/>a. create customer</text:p>
      <text:p text:style-name="P25"><text:s text:c="4"/>b. update customer</text:p>
      <text:p text:style-name="P25"><text:s text:c="4"/>c. delete customer</text:p>
      <text:p text:style-name="P25"><text:s text:c="4"/>d. get the customer</text:p>
      <text:p text:style-name="P25"><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4228318043" text:style-name="WWNum2">
        <text:list-item>
          <text:p text:style-name="P40">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oft-page-break/><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oft-page-break/><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P34">SAMPLE PROJECT:</text:p>
      <text:p text:style-name="P34">"""</text:p>
      <text:p text:style-name="P34">Console based APP</text:p>
      <text:p text:style-name="P34">1:login</text:p>
      <text:p text:style-name="P34">2:register</text:p>
      <text:p text:style-name="P34">Enter an option:</text:p>
      <text:p text:style-name="P34">1--&gt; username:</text:p>
      <text:p text:style-name="P34"><text:s text:c="5"/>password:</text:p>
      <text:p text:style-name="P34"><text:s text:c="5"/>if the username and password is there in your db then show operation menu:</text:p>
      <text:p text:style-name="P34"><text:s text:c="12"/>1:know your details</text:p>
      <text:p text:style-name="P34"><text:s text:c="12"/>2:drive date</text:p>
      <text:p text:style-name="P34"><text:s text:c="8"/>if he is a hr manager:</text:p>
      <text:p text:style-name="P34"><text:s text:c="12"/>1: aspirants group details by city</text:p>
      <text:p text:style-name="P34"><text:s text:c="12"/>2: Toatal aspirant count</text:p>
      <text:p text:style-name="P34"><text:s text:c="12"/>3: drive date</text:p>
      <text:p text:style-name="P34"><text:s text:c="12"/>4: update the drive date</text:p>
      <text:p text:style-name="P34">2---&gt;</text:p>
      <text:p text:style-name="P34"><text:s text:c="4"/>username:</text:p>
      <text:p text:style-name="P34"><text:s text:c="4"/>password:</text:p>
      <text:p text:style-name="P34"><text:s text:c="4"/>email:</text:p>
      <text:p text:style-name="P34"><text:s text:c="4"/>phone:</text:p>
      <text:p text:style-name="P34"><text:s text:c="4"/>higher education:</text:p>
      <text:p text:style-name="P34"><text:soft-page-break/><text:s text:c="4"/>city</text:p>
      <text:p text:style-name="P34">"""</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7"><text:span text:style-name="T18"><text:s text:c="4"/>2. </text:span>write a program to do registration.</text:p>
      <text:p text:style-name="Standard_20__28_user_29_"><text:s text:c="5"/><text:tab/><text:tab/>Write a methods in a class DB to open database connection and insert details in to database table.</text:p>
      <text:p text:style-name="P28"><text:span text:style-name="T19">3. </text:span>Write a Model parent class and implement a create method.</text:p>
      <text:p text:style-name="P28">Write child class person for Model and override method create method and call the parent(Model) class create method in the child(person). create an instance of person class and call the create method.</text:p>
      <text:p text:style-name="Standard_20__28_user_29_"/>
      <text:p text:style-name="P20"><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20"><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20"><text:span text:style-name="T20">6. </text:span>write a class that can create only one object. IF create one more object then it should written existing object but not new. Create three instances and print id’s of the instances. All the id’s should show same address.</text:p>
      <text:p text:style-name="P20"><text:span text:style-name="T20">7. </text:span>implement class method and instance method and static method in a class with an example. Create a instance and call all the methods. Write down what is class method and instance method and static method.</text:p>
      <text:p text:style-name="P20"><text:soft-page-break/><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1650405870" text:style-name="WWNum3">
        <text:list-item>
          <text:p text:style-name="P3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text:soft-page-break/>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456618103" text:style-name="WWNum4">
        <text:list-item>
          <text:p text:style-name="P3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text:soft-page-break/>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oft-page-break/><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3">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soft-page-break/><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11-08T09:12:01.834284557</dc:date>
    <meta:editing-cycles>30</meta:editing-cycles>
    <meta:editing-duration>P5DT2H15M21S</meta:editing-duration>
    <meta:generator>LibreOffice/6.0.7.3$Linux_X86_64 LibreOffice_project/00m0$Build-3</meta:generator>
    <meta:document-statistic meta:table-count="0" meta:image-count="0" meta:object-count="0" meta:page-count="21" meta:paragraph-count="434" meta:word-count="4055" meta:character-count="25049" meta:non-whitespace-character-count="205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